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2.13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98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Corriente (A)</text:p>
          </table:table-cell>
          <table:table-cell table:style-name="ce3" office:value-type="string" calcext:value-type="string">
            <text:p>Campo (mT)</text:p>
          </table:table-cell>
          <table:table-cell table:style-name="ce3" office:value-type="string" calcext:value-type="string">
            <text:p>número de mínimos</text:p>
          </table:table-cell>
          <table:table-cell/>
          <table:table-cell table:style-name="ce3" office:value-type="string" calcext:value-type="string">
            <text:p>niquel, Hacia adentro</text:p>
          </table:table-cell>
          <table:table-cell table:style-name="ce4"/>
          <table:table-cell table:style-name="ce3" office:value-type="string" calcext:value-type="string">
            <text:p>Corriente (A)</text:p>
          </table:table-cell>
          <table:table-cell table:style-name="ce3" office:value-type="string" calcext:value-type="string">
            <text:p>número de mínimos</text:p>
          </table:table-cell>
          <table:table-cell table:number-columns-repeated="1016"/>
        </table:table-row>
        <table:table-row table:style-name="ro1">
          <table:table-cell table:style-name="ce1" office:value-type="float" office:value="-0.17" calcext:value-type="float">
            <text:p>-0.1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-0.25" calcext:value-type="float">
            <text:p>-0.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style-name="ce3" office:value-type="float" office:value="1.46" calcext:value-type="float">
            <text:p>1.4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-0.27" calcext:value-type="float">
            <text:p>-0.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3" office:value-type="float" office:value="2.03" calcext:value-type="float">
            <text:p>2.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-0.32" calcext:value-type="float">
            <text:p>-0.3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-0.36" calcext:value-type="float">
            <text:p>-0.3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-0.45" calcext:value-type="float">
            <text:p>-0.4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-0.54" calcext:value-type="float">
            <text:p>-0.5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-0.81" calcext:value-type="float">
            <text:p>-0.8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-1.02" calcext:value-type="float">
            <text:p>-1.0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-1.56" calcext:value-type="float">
            <text:p>-1.5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-2.06" calcext:value-type="float">
            <text:p>-2.0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-3.35" calcext:value-type="float">
            <text:p>-3.3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3" office:value-type="float" office:value="1.97" calcext:value-type="float">
            <text:p>1.97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4"/>
          <table:table-cell table:style-name="ce4"/>
          <table:table-cell table:style-name="ce3" office:value-type="float" office:value="3.31" calcext:value-type="float">
            <text:p>3.3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6"/>
        </table:table-row>
        <table:table-row table:style-name="ro1" table:number-rows-repeated="5">
          <table:table-cell table:style-name="ce2"/>
          <table:table-cell table:number-columns-repeated="4"/>
          <table:table-cell table:style-name="ce4"/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table:style-name="ce4"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-0.16" calcext:value-type="float">
            <text:p>-0.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-0.24" calcext:value-type="float">
            <text:p>-0.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-0.3" calcext:value-type="float">
            <text:p>-0.3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3" office:value-type="float" office:value="2.64" calcext:value-type="float">
            <text:p>2.64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table:style-name="ce1" office:value-type="float" office:value="-0.44" calcext:value-type="float">
            <text:p>-0.4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-0.59" calcext:value-type="float">
            <text:p>-0.5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-0.82" calcext:value-type="float">
            <text:p>-0.8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-1.12" calcext:value-type="float">
            <text:p>-1.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 table:number-rows-repeated="4">
          <table:table-cell table:style-name="ce2"/>
          <table:table-cell table:number-columns-repeated="4"/>
          <table:table-cell table:style-name="ce4"/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table:style-name="ce4"/>
          <table:table-cell table:style-name="ce3" office:value-type="float" office:value="3.02" calcext:value-type="float">
            <text:p>3.0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4"/>
          <table:table-cell table:style-name="ce4"/>
          <table:table-cell table:style-name="ce3" office:value-type="float" office:value="2.98" calcext:value-type="float">
            <text:p>2.9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4"/>
          <table:table-cell table:style-name="ce4"/>
          <table:table-cell table:style-name="ce3" office:value-type="float" office:value="2.71" calcext:value-type="float">
            <text:p>2.7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4"/>
          <table:table-cell table:style-name="ce4"/>
          <table:table-cell table:style-name="ce3" office:value-type="float" office:value="2.47" calcext:value-type="float">
            <text:p>2.4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0.16" calcext:value-type="float">
            <text:p>0.1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0.24" calcext:value-type="float">
            <text:p>0.2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style-name="ce3" office:value-type="float" office:value="1.42" calcext:value-type="float">
            <text:p>1.4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0.32" calcext:value-type="float">
            <text:p>0.3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style-name="ce3" office:value-type="float" office:value="1.08" calcext:value-type="float">
            <text:p>1.0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0.51" calcext:value-type="float">
            <text:p>0.5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style-name="ce3" office:value-type="float" office:value="-0.15" calcext:value-type="float">
            <text:p>-0.15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table:style-name="ce1" office:value-type="float" office:value="0.79" calcext:value-type="float">
            <text:p>0.7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1.16" calcext:value-type="float">
            <text:p>1.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1.57" calcext:value-type="float">
            <text:p>1.5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2.79" calcext:value-type="float">
            <text:p>2.7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3.19" calcext:value-type="float">
            <text:p>3.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 table:number-rows-repeated="4">
          <table:table-cell table:style-name="ce2"/>
          <table:table-cell table:number-columns-repeated="4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3.07" calcext:value-type="float">
            <text:p>3.0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2.14" calcext:value-type="float">
            <text:p>2.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1.81" calcext:value-type="float">
            <text:p>1.8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1.55" calcext:value-type="float">
            <text:p>1.5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1.2" calcext:value-type="float">
            <text:p>1.2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0.93" calcext:value-type="float">
            <text:p>0.9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0.74" calcext:value-type="float">
            <text:p>0.7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0.42" calcext:value-type="float">
            <text:p>0.4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0.27" calcext:value-type="float">
            <text:p>0.2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0.16" calcext:value-type="float">
            <text:p>0.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2" table:number-rows-repeated="939">
          <table:table-cell table:style-name="ce2"/>
          <table:table-cell table:number-columns-repeated="4"/>
          <table:table-cell table:style-name="ce4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6">00/00/0000</text:date>, <text:time style:data-style-name="N2" text:time-value="03:14:36.7968646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  <dc:date>2025-08-16T03:33:41.951949508</dc:date>
    <meta:editing-duration>PT8M28S</meta:editing-duration>
    <meta:editing-cycles>1</meta:editing-cycles>
    <meta:document-statistic meta:table-count="1" meta:cell-count="126" meta:object-count="0"/>
  </office:meta>
</office:document-meta>
</file>